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21 deg lat 74.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47.113427571728" calcext:value-type="float">
            <text:p>847.1134275717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47.113427571728" calcext:value-type="float">
            <text:p>847.11342757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113427571728" calcext:value-type="float">
            <text:p>847.113427571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47.11342757172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54.59233853079" calcext:value-type="float">
            <text:p>3054.5923385308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54.59233853079" calcext:value-type="float">
            <text:p>3054.59233853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59233853079" calcext:value-type="float">
            <text:p>3054.5923385308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54.59233853079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16.80270331063" calcext:value-type="float">
            <text:p>1216.8027033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16.80270331063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11658573720884" calcext:value-type="float">
            <text:p>0.001165857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11658573720884" calcext:value-type="float">
            <text:p>0.001165857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11658573720884" calcext:value-type="float">
            <text:p>0.001165857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11658573720884" calcext:value-type="float">
            <text:p>-1.1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420394587158086" calcext:value-type="float">
            <text:p>0.0042039459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420394587158086" calcext:value-type="float">
            <text:p>0.00420394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20394587158086" calcext:value-type="float">
            <text:p>0.004203945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420394587158086" calcext:value-type="float">
            <text:p>-4.2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46498825999" calcext:value-type="float">
            <text:p>0.0016746499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16746498825999" calcext:value-type="float">
            <text:p>0.001674649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16746498825999" calcext:value-type="float">
            <text:p>0.0016746499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16746498825999" calcext:value-type="float">
            <text:p>-1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27571728" calcext:value-type="float">
            <text:p>847.1134275717</text:p>
          </table:table-cell>
          <table:table-cell/>
          <table:table-cell table:style-name="ce3" office:value-type="float" office:value="847.113427571728" calcext:value-type="float">
            <text:p>847.11342757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33853079" calcext:value-type="float">
            <text:p>3054.5923385308</text:p>
          </table:table-cell>
          <table:table-cell/>
          <table:table-cell table:style-name="ce3" office:value-type="float" office:value="3054.59233853079" calcext:value-type="float">
            <text:p>3054.592338530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136424205265939" calcext:value-type="float">
            <text:p>1.36424205265939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216.80270331063" calcext:value-type="float">
            <text:p>1216.80270331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682121026329696" calcext:value-type="float">
            <text:p>6.82121026329696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1658573720884" calcext:value-type="float">
            <text:p>0.0011658574</text:p>
          </table:table-cell>
          <table:table-cell/>
          <table:table-cell table:style-name="ce3" office:value-type="float" office:value="0.0011658573720884" calcext:value-type="float">
            <text:p>0.001165857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67361737988404E-019" calcext:value-type="float">
            <text:p>8.67361737988404E-01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20394587158086" calcext:value-type="float">
            <text:p>0.0042039459</text:p>
          </table:table-cell>
          <table:table-cell/>
          <table:table-cell table:style-name="ce3" office:value-type="float" office:value="0.00420394587158086" calcext:value-type="float">
            <text:p>0.00420394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999" calcext:value-type="float">
            <text:p>0.0016746499</text:p>
          </table:table-cell>
          <table:table-cell/>
          <table:table-cell table:style-name="ce3" office:value-type="float" office:value="0.0016746498825999" calcext:value-type="float">
            <text:p>0.0016746499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1.0842021724855E-018" calcext:value-type="float">
            <text:p>-1.0842021724855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28421709430404" calcext:value-type="float">
            <text:p>-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27571728" calcext:value-type="float">
            <text:p>847.11342757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113427571728" calcext:value-type="float">
            <text:p>847.1134275717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47.113427571728" calcext:value-type="float">
            <text:p>-8.47E+002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33853079" calcext:value-type="float">
            <text:p>3054.59233853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59233853079" calcext:value-type="float">
            <text:p>3054.5923385308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54.59233853079" calcext:value-type="float">
            <text:p>-3.05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16.80270331063" calcext:value-type="float">
            <text:p>-1.2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1658573720884" calcext:value-type="float">
            <text:p>0.00116585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11658573720884" calcext:value-type="float">
            <text:p>0.0011658574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0011658573720884" calcext:value-type="float">
            <text:p>-1.17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20394587158086" calcext:value-type="float">
            <text:p>0.00420394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20394587158086" calcext:value-type="float">
            <text:p>0.0042039459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0.00420394587158086" calcext:value-type="float">
            <text:p>-4.2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999" calcext:value-type="float">
            <text:p>0.00167464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16746498825999" calcext:value-type="float">
            <text:p>0.0016746499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016746498825999" calcext:value-type="float">
            <text:p>-1.67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47.113427571728" calcext:value-type="float">
            <text:p>847.11342757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54.59233853079" calcext:value-type="float">
            <text:p>3054.592338530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16.80270331063" calcext:value-type="float">
            <text:p>1216.8027033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11658573720884" calcext:value-type="float">
            <text:p>0.001165857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420394587158086" calcext:value-type="float">
            <text:p>0.00420394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16746498825999" calcext:value-type="float">
            <text:p>0.00167464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47.113427571728" calcext:value-type="float">
            <text:p>847.113427571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47.113427571728" calcext:value-type="float">
            <text:p>-8.47E+00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54.59233853079" calcext:value-type="float">
            <text:p>3054.5923385308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54.59233853079" calcext:value-type="float">
            <text:p>-3.05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16.80270331063" calcext:value-type="float">
            <text:p>1216.8027033106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16.80270331063" calcext:value-type="float">
            <text:p>-1.22E+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11658573720884" calcext:value-type="float">
            <text:p>0.001165857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0011658573720884" calcext:value-type="float">
            <text:p>-1.17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420394587158086" calcext:value-type="float">
            <text:p>0.0042039459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0.00420394587158086" calcext:value-type="float">
            <text:p>-4.20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16746498825999" calcext:value-type="float">
            <text:p>0.0016746499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16746498825999" calcext:value-type="float">
            <text:p>-1.67E-00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6.671059286136" calcext:value-type="float">
            <text:p>-2.27E+002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8.978006945608" calcext:value-type="float">
            <text:p>868.978006945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8.978006945608" calcext:value-type="float">
            <text:p>868.978006945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69527" calcext:value-type="float">
            <text:p>868.978006695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8.97800669527" calcext:value-type="float">
            <text:p>-8.69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3.43346472106" calcext:value-type="float">
            <text:p>3133.433464721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33.43346472106" calcext:value-type="float">
            <text:p>3133.43346472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381837" calcext:value-type="float">
            <text:p>3133.433463818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33.43346381837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21679861" calcext:value-type="float">
            <text:p>1248.209216798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8.20921679861" calcext:value-type="float">
            <text:p>1248.20921679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43903" calcext:value-type="float">
            <text:p>1248.20921643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8.20921643903" calcext:value-type="float">
            <text:p>-1.2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65620513681072" calcext:value-type="float">
            <text:p>0.656205136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65620513681072" calcext:value-type="float">
            <text:p>0.656205136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40949318" calcext:value-type="float">
            <text:p>0.656205140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656205140949318" calcext:value-type="float">
            <text:p>-6.5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36619928118995" calcext:value-type="float">
            <text:p>2.3661992812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36619928118995" calcext:value-type="float">
            <text:p>2.36619928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9611325" calcext:value-type="float">
            <text:p>2.366199296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36619929611325" calcext:value-type="float">
            <text:p>-2.3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80011612429" calcext:value-type="float">
            <text:p>0.9425800116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942580011612429" calcext:value-type="float">
            <text:p>0.94258001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7557156" calcext:value-type="float">
            <text:p>0.9425800176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942580017557156" calcext:value-type="float">
            <text:p>-9.4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608" calcext:value-type="float">
            <text:p>868.9780069456</text:p>
          </table:table-cell>
          <table:table-cell/>
          <table:table-cell table:style-name="ce3" office:value-type="float" office:value="868.97800669527" calcext:value-type="float">
            <text:p>868.9780066953</text:p>
          </table:table-cell>
          <table:table-cell/>
          <table:table-cell table:style-name="ce3" office:value-type="float" office:value="1.00000000028808" calcext:value-type="float">
            <text:p>1.0000000003</text:p>
          </table:table-cell>
          <table:table-cell table:style-name="ce3" office:value-type="float" office:value="0.000000250337393481459" calcext:value-type="float">
            <text:p>2.50337393481459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06" calcext:value-type="float">
            <text:p>3133.4334647211</text:p>
          </table:table-cell>
          <table:table-cell/>
          <table:table-cell table:style-name="ce3" office:value-type="float" office:value="3133.43346381837" calcext:value-type="float">
            <text:p>3133.4334638184</text:p>
          </table:table-cell>
          <table:table-cell/>
          <table:table-cell table:style-name="ce3" office:value-type="float" office:value="1.00000000028808" calcext:value-type="float">
            <text:p>1.0000000003</text:p>
          </table:table-cell>
          <table:table-cell table:style-name="ce3" office:value-type="float" office:value="0.000000902688952919561" calcext:value-type="float">
            <text:p>9.0268895291956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61" calcext:value-type="float">
            <text:p>1248.2092167986</text:p>
          </table:table-cell>
          <table:table-cell/>
          <table:table-cell table:style-name="ce3" office:value-type="float" office:value="1248.20921643903" calcext:value-type="float">
            <text:p>1248.209216439</text:p>
          </table:table-cell>
          <table:table-cell/>
          <table:table-cell table:style-name="ce3" office:value-type="float" office:value="1.00000000028808" calcext:value-type="float">
            <text:p>1.0000000003</text:p>
          </table:table-cell>
          <table:table-cell table:style-name="ce3" office:value-type="float" office:value="0.000000359587374987314" calcext:value-type="float">
            <text:p>3.5958737498731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1072" calcext:value-type="float">
            <text:p>0.6562051368</text:p>
          </table:table-cell>
          <table:table-cell/>
          <table:table-cell table:style-name="ce3" office:value-type="float" office:value="0.656205140949318" calcext:value-type="float">
            <text:p>0.6562051409</text:p>
          </table:table-cell>
          <table:table-cell/>
          <table:table-cell table:style-name="ce3" office:value-type="float" office:value="0.999999993693133" calcext:value-type="float">
            <text:p>0.9999999937</text:p>
          </table:table-cell>
          <table:table-cell table:style-name="ce3" office:value-type="float" office:value="-0.00000000413859857495424" calcext:value-type="float">
            <text:p>-4.1385985749542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18995" calcext:value-type="float">
            <text:p>2.3661992812</text:p>
          </table:table-cell>
          <table:table-cell/>
          <table:table-cell table:style-name="ce3" office:value-type="float" office:value="2.36619929611325" calcext:value-type="float">
            <text:p>2.3661992961</text:p>
          </table:table-cell>
          <table:table-cell/>
          <table:table-cell table:style-name="ce3" office:value-type="float" office:value="0.999999993693134" calcext:value-type="float">
            <text:p>0.9999999937</text:p>
          </table:table-cell>
          <table:table-cell table:style-name="ce3" office:value-type="float" office:value="-0.0000000149233017054939" calcext:value-type="float">
            <text:p>-1.4923301705493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12429" calcext:value-type="float">
            <text:p>0.9425800116</text:p>
          </table:table-cell>
          <table:table-cell/>
          <table:table-cell table:style-name="ce3" office:value-type="float" office:value="0.942580017557156" calcext:value-type="float">
            <text:p>0.9425800176</text:p>
          </table:table-cell>
          <table:table-cell/>
          <table:table-cell table:style-name="ce3" office:value-type="float" office:value="0.999999993693133" calcext:value-type="float">
            <text:p>0.9999999937</text:p>
          </table:table-cell>
          <table:table-cell table:style-name="ce3" office:value-type="float" office:value="-0.00000000594472682191594" calcext:value-type="float">
            <text:p>-5.9447268219159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42632564145606" calcext:value-type="float">
            <text:p>-4.2632564145606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608" calcext:value-type="float">
            <text:p>868.97800694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69527" calcext:value-type="float">
            <text:p>868.978006695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68.97800669527" calcext:value-type="float">
            <text:p>-8.69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06" calcext:value-type="float">
            <text:p>3133.43346472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381837" calcext:value-type="float">
            <text:p>3133.4334638184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133.43346381837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61" calcext:value-type="float">
            <text:p>1248.20921679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43903" calcext:value-type="float">
            <text:p>1248.20921643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248.20921643903" calcext:value-type="float">
            <text:p>-1.2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1072" calcext:value-type="float">
            <text:p>0.65620513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40949318" calcext:value-type="float">
            <text:p>0.656205140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0.656205140949318" calcext:value-type="float">
            <text:p>-6.5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18995" calcext:value-type="float">
            <text:p>2.36619928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9611325" calcext:value-type="float">
            <text:p>2.3661992961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2.36619929611325" calcext:value-type="float">
            <text:p>-2.3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12429" calcext:value-type="float">
            <text:p>0.94258001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7557156" calcext:value-type="float">
            <text:p>0.9425800176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942580017557156" calcext:value-type="float">
            <text:p>-9.4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608" calcext:value-type="float">
            <text:p>868.978006945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06" calcext:value-type="float">
            <text:p>3133.43346472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61" calcext:value-type="float">
            <text:p>1248.209216798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1072" calcext:value-type="float">
            <text:p>0.65620513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18995" calcext:value-type="float">
            <text:p>2.36619928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12429" calcext:value-type="float">
            <text:p>0.942580011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69527" calcext:value-type="float">
            <text:p>868.978006695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68.97800669527" calcext:value-type="float">
            <text:p>-8.69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381837" calcext:value-type="float">
            <text:p>3133.4334638184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33.43346381837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43903" calcext:value-type="float">
            <text:p>1248.20921643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8.20921643903" calcext:value-type="float">
            <text:p>-1.2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40949318" calcext:value-type="float">
            <text:p>0.656205140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656205140949318" calcext:value-type="float">
            <text:p>-6.5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9611325" calcext:value-type="float">
            <text:p>2.3661992961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36619929611325" calcext:value-type="float">
            <text:p>-2.3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7557156" calcext:value-type="float">
            <text:p>0.9425800176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942580017557156" calcext:value-type="float">
            <text:p>-9.4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8.978006945792" calcext:value-type="float">
            <text:p>868.9780069458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8.978006945792" calcext:value-type="float">
            <text:p>868.978006945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929368" calcext:value-type="float">
            <text:p>868.978006929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8.978006929368" calcext:value-type="float">
            <text:p>-8.69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3.43346472172" calcext:value-type="float">
            <text:p>3133.4334647217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33.43346472172" calcext:value-type="float">
            <text:p>3133.43346472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46625" calcext:value-type="float">
            <text:p>3133.433464662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33.4334646625" calcext:value-type="float">
            <text:p>-3.13E+003</text:p>
          </table:table-cell>
          <table:table-cell/>
          <table:table-cell table:style-name="ce3" table:formula="of:=SQRT([.D9]*[.D9]+[.D10]*[.D10]+[.D11]*[.D11])" office:value-type="float" office:value="3483.03808524901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1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21679888" calcext:value-type="float">
            <text:p>1248.2092167989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8.20921679888" calcext:value-type="float">
            <text:p>1248.209216798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77529" calcext:value-type="float">
            <text:p>1248.209216775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8.20921677529" calcext:value-type="float">
            <text:p>-1.2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656205136843661" calcext:value-type="float">
            <text:p>0.656205136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656205136843661" calcext:value-type="float">
            <text:p>0.656205136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37112832" calcext:value-type="float">
            <text:p>0.656205137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656205137112832" calcext:value-type="float">
            <text:p>-6.5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36619928130873" calcext:value-type="float">
            <text:p>2.3661992813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36619928130873" calcext:value-type="float">
            <text:p>2.36619928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8227933" calcext:value-type="float">
            <text:p>2.366199282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36619928227933" calcext:value-type="float">
            <text:p>-2.37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80011659746" calcext:value-type="float">
            <text:p>0.9425800117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942580011659746" calcext:value-type="float">
            <text:p>0.94258001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2046386" calcext:value-type="float">
            <text:p>0.94258001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942580012046386" calcext:value-type="float">
            <text:p>-9.43E-00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868.978006929368" calcext:value-type="float">
            <text:p>868.9780069294</text:p>
          </table:table-cell>
          <table:table-cell/>
          <table:table-cell table:style-name="ce3" office:value-type="float" office:value="1.0000000000189" calcext:value-type="float">
            <text:p>1</text:p>
          </table:table-cell>
          <table:table-cell table:style-name="ce3" office:value-type="float" office:value="0.0000000164244511324796" calcext:value-type="float">
            <text:p>1.64244511324796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8.978006945811" calcext:value-type="float">
            <text:p>868.978006945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8.978006945811" calcext:value-type="float">
            <text:p>-8.69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 office:value-type="float" office:value="3133.4334646625" calcext:value-type="float">
            <text:p>3133.4334646625</text:p>
          </table:table-cell>
          <table:table-cell/>
          <table:table-cell table:style-name="ce3" office:value-type="float" office:value="1.0000000000189" calcext:value-type="float">
            <text:p>1</text:p>
          </table:table-cell>
          <table:table-cell table:style-name="ce3" office:value-type="float" office:value="0.0000000592222022532951" calcext:value-type="float">
            <text:p>5.92222022532951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33.43346472179" calcext:value-type="float">
            <text:p>3133.4334647218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33.43346472179" calcext:value-type="float">
            <text:p>-3.13E+003</text:p>
          </table:table-cell>
          <table:table-cell/>
          <table:table-cell table:style-name="ce3" table:formula="of:=SQRT([.D21]*[.D21]+[.D22]*[.D22]+[.D23]*[.D23])" office:value-type="float" office:value="3483.03808524901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18319" calcext:value-type="float">
            <text:p>3483.0380851832</text:p>
          </table:table-cell>
          <table:table-cell/>
          <table:table-cell table:formula="of:=[.T22]/[.V22]" office:value-type="float" office:value="1.0000000000189" calcext:value-type="float">
            <text:p>1</text:p>
          </table:table-cell>
          <table:table-cell table:formula="of:=[.T22]-[.V22]" office:value-type="float" office:value="0.000000065827407524921" calcext:value-type="float">
            <text:p>6.5827407524921E-008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1248.20921677529" calcext:value-type="float">
            <text:p>1248.2092167753</text:p>
          </table:table-cell>
          <table:table-cell/>
          <table:table-cell table:style-name="ce3" office:value-type="float" office:value="1.0000000000189" calcext:value-type="float">
            <text:p>1</text:p>
          </table:table-cell>
          <table:table-cell table:style-name="ce3" office:value-type="float" office:value="0.0000000235925199376652" calcext:value-type="float">
            <text:p>2.3592519937665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8.20921679891" calcext:value-type="float">
            <text:p>1248.209216798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8.20921679891" calcext:value-type="float">
            <text:p>-1.2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0.656205137112832" calcext:value-type="float">
            <text:p>0.6562051371</text:p>
          </table:table-cell>
          <table:table-cell/>
          <table:table-cell table:style-name="ce3" office:value-type="float" office:value="0.999999999589807" calcext:value-type="float">
            <text:p>0.9999999996</text:p>
          </table:table-cell>
          <table:table-cell table:style-name="ce3" office:value-type="float" office:value="-0.00000000026917090778511" calcext:value-type="float">
            <text:p>-2.691709077851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656205136843356" calcext:value-type="float">
            <text:p>0.656205136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656205136843356" calcext:value-type="float">
            <text:p>-6.5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2.36619928227933" calcext:value-type="float">
            <text:p>2.3661992823</text:p>
          </table:table-cell>
          <table:table-cell/>
          <table:table-cell table:style-name="ce3" office:value-type="float" office:value="0.999999999589806" calcext:value-type="float">
            <text:p>0.9999999996</text:p>
          </table:table-cell>
          <table:table-cell table:style-name="ce3" office:value-type="float" office:value="-0.000000000970600488869877" calcext:value-type="float">
            <text:p>-0.0000000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36619928130763" calcext:value-type="float">
            <text:p>2.366199281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36619928130763" calcext:value-type="float">
            <text:p>-2.37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118522" calcext:value-type="float">
            <text:p>2.6302017612</text:p>
          </table:table-cell>
          <table:table-cell/>
          <table:table-cell table:formula="of:=[.T25]/[.V25]" office:value-type="float" office:value="0.999999999589806" calcext:value-type="float">
            <text:p>0.9999999996</text:p>
          </table:table-cell>
          <table:table-cell table:formula="of:=[.T25]-[.V25]" office:value-type="float" office:value="-0.00000000107889208678102" calcext:value-type="float">
            <text:p>-1.07889208678102E-009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6" calcext:value-type="float">
            <text:p>0.9425800117</text:p>
          </table:table-cell>
          <table:table-cell/>
          <table:table-cell table:style-name="ce3" office:value-type="float" office:value="0.942580012046386" calcext:value-type="float">
            <text:p>0.942580012</text:p>
          </table:table-cell>
          <table:table-cell/>
          <table:table-cell table:style-name="ce3" office:value-type="float" office:value="0.999999999589807" calcext:value-type="float">
            <text:p>0.9999999996</text:p>
          </table:table-cell>
          <table:table-cell table:style-name="ce3" office:value-type="float" office:value="-0.000000000386640164329322" calcext:value-type="float">
            <text:p>-3.8664016432932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94258001165931" calcext:value-type="float">
            <text:p>0.942580011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94258001165931" calcext:value-type="float">
            <text:p>-9.43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29" calcext:value-type="float">
            <text:p>2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868.978006945811" calcext:value-type="float">
            <text:p>868.9780069458</text:p>
          </table:table-cell>
          <table:table-cell/>
          <table:table-cell table:style-name="ce3" office:value-type="float" office:value="0.999999999999979" calcext:value-type="float">
            <text:p>1</text:p>
          </table:table-cell>
          <table:table-cell table:style-name="ce3" office:value-type="float" office:value="-0.0000000000185309545486234" calcext:value-type="float">
            <text:p>-1.85309545486234E-01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8.978006945811" calcext:value-type="float">
            <text:p>868.9780069458</text:p>
          </table:table-cell>
          <table:table-cell/>
          <table:table-cell table:style-name="ce4" table:formula="of:=[.F21]" office:value-type="float" office:value="868.978006929368" calcext:value-type="float">
            <text:p>868.9780069294</text:p>
          </table:table-cell>
          <table:table-cell/>
          <table:table-cell table:formula="of:=[.M33]/[.O33]" office:value-type="float" office:value="1.00000000001892" calcext:value-type="float">
            <text:p>1</text:p>
          </table:table-cell>
          <table:table-cell table:formula="of:=[.M33]-[.O33]" office:value-type="float" office:value="0.0000000164429820870282" calcext:value-type="float">
            <text:p>1.64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 office:value-type="float" office:value="3133.43346472179" calcext:value-type="float">
            <text:p>3133.4334647218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682121026329696" calcext:value-type="float">
            <text:p>-6.82121026329696E-01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33.43346472179" calcext:value-type="float">
            <text:p>3133.4334647218</text:p>
          </table:table-cell>
          <table:table-cell/>
          <table:table-cell table:style-name="ce4" table:formula="of:=[.F22]" office:value-type="float" office:value="3133.4334646625" calcext:value-type="float">
            <text:p>3133.4334646625</text:p>
          </table:table-cell>
          <table:table-cell/>
          <table:table-cell table:formula="of:=[.M34]/[.O34]" office:value-type="float" office:value="1.00000000001892" calcext:value-type="float">
            <text:p>1</text:p>
          </table:table-cell>
          <table:table-cell table:formula="of:=[.M34]-[.O34]" office:value-type="float" office:value="0.0000000592904143559281" calcext:value-type="float">
            <text:p>5.93E-008</text:p>
          </table:table-cell>
          <table:table-cell/>
          <table:table-cell table:style-name="ce3" table:formula="of:=SQRT([.D33]*[.D33]+[.D34]*[.D34]+[.D35]*[.D35])" office:value-type="float" office:value="3483.03808524901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9" calcext:value-type="float">
            <text:p>3483.0380852491</text:p>
          </table:table-cell>
          <table:table-cell/>
          <table:table-cell table:formula="of:=[.T34]/[.V34]" office:value-type="float" office:value="0.999999999999977" calcext:value-type="float">
            <text:p>1</text:p>
          </table:table-cell>
          <table:table-cell table:formula="of:=[.T34]-[.V34]" office:value-type="float" office:value="-0.0000000000786712917033583" calcext:value-type="float">
            <text:p>-7.8671291703358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1248.20921679891" calcext:value-type="float">
            <text:p>1248.2092167989</text:p>
          </table:table-cell>
          <table:table-cell/>
          <table:table-cell table:style-name="ce3" office:value-type="float" office:value="0.999999999999978" calcext:value-type="float">
            <text:p>1</text:p>
          </table:table-cell>
          <table:table-cell table:style-name="ce3" office:value-type="float" office:value="-0.0000000000275122147286311" calcext:value-type="float">
            <text:p>-2.7512214728631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8.20921679891" calcext:value-type="float">
            <text:p>1248.2092167989</text:p>
          </table:table-cell>
          <table:table-cell/>
          <table:table-cell table:style-name="ce4" table:formula="of:=[.F23]" office:value-type="float" office:value="1248.20921677529" calcext:value-type="float">
            <text:p>1248.2092167753</text:p>
          </table:table-cell>
          <table:table-cell/>
          <table:table-cell table:formula="of:=[.M35]/[.O35]" office:value-type="float" office:value="1.00000000001892" calcext:value-type="float">
            <text:p>1</text:p>
          </table:table-cell>
          <table:table-cell table:formula="of:=[.M35]-[.O35]" office:value-type="float" office:value="0.0000000236198047787184" calcext:value-type="float">
            <text:p>2.36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0.656205136843356" calcext:value-type="float">
            <text:p>0.6562051368</text:p>
          </table:table-cell>
          <table:table-cell/>
          <table:table-cell table:style-name="ce3" office:value-type="float" office:value="1.00000000000046" calcext:value-type="float">
            <text:p>1</text:p>
          </table:table-cell>
          <table:table-cell table:style-name="ce3" office:value-type="float" office:value="0.000000000000304756220259605" calcext:value-type="float">
            <text:p>3.0475622025960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656205136843356" calcext:value-type="float">
            <text:p>0.6562051368</text:p>
          </table:table-cell>
          <table:table-cell/>
          <table:table-cell table:style-name="ce4" table:formula="of:=[.F24]" office:value-type="float" office:value="0.656205137112832" calcext:value-type="float">
            <text:p>0.6562051371</text:p>
          </table:table-cell>
          <table:table-cell/>
          <table:table-cell table:formula="of:=[.M36]/[.O36]" office:value-type="float" office:value="0.999999999589342" calcext:value-type="float">
            <text:p>0.9999999996</text:p>
          </table:table-cell>
          <table:table-cell table:formula="of:=[.M36]-[.O36]" office:value-type="float" office:value="-0.000000000269475997072277" calcext:value-type="float">
            <text:p>-2.69E-01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2.36619928130763" calcext:value-type="float">
            <text:p>2.3661992813</text:p>
          </table:table-cell>
          <table:table-cell/>
          <table:table-cell table:style-name="ce3" office:value-type="float" office:value="1.00000000000046" calcext:value-type="float">
            <text:p>1</text:p>
          </table:table-cell>
          <table:table-cell table:style-name="ce3" office:value-type="float" office:value="0.00000000000109512399149025" calcext:value-type="float">
            <text:p>1.09512399149025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36619928130763" calcext:value-type="float">
            <text:p>2.3661992813</text:p>
          </table:table-cell>
          <table:table-cell/>
          <table:table-cell table:style-name="ce4" table:formula="of:=[.F25]" office:value-type="float" office:value="2.36619928227933" calcext:value-type="float">
            <text:p>2.3661992823</text:p>
          </table:table-cell>
          <table:table-cell/>
          <table:table-cell table:formula="of:=[.M37]/[.O37]" office:value-type="float" office:value="0.999999999589341" calcext:value-type="float">
            <text:p>0.9999999996</text:p>
          </table:table-cell>
          <table:table-cell table:formula="of:=[.M37]-[.O37]" office:value-type="float" office:value="-0.000000000971700053753466" calcext:value-type="float">
            <text:p>-9.72E-010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511" calcext:value-type="float">
            <text:p>2.6302017601</text:p>
          </table:table-cell>
          <table:table-cell/>
          <table:table-cell table:formula="of:=[.T37]/[.V37]" office:value-type="float" office:value="1.00000000000046" calcext:value-type="float">
            <text:p>1</text:p>
          </table:table-cell>
          <table:table-cell table:formula="of:=[.T37]-[.V37]" office:value-type="float" office:value="0.00000000000122168941629752" calcext:value-type="float">
            <text:p>1.22168941629752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6" calcext:value-type="float">
            <text:p>0.9425800117</text:p>
          </table:table-cell>
          <table:table-cell/>
          <table:table-cell table:style-name="ce3" office:value-type="float" office:value="0.94258001165931" calcext:value-type="float">
            <text:p>0.9425800117</text:p>
          </table:table-cell>
          <table:table-cell/>
          <table:table-cell table:style-name="ce3" office:value-type="float" office:value="1.00000000000046" calcext:value-type="float">
            <text:p>1</text:p>
          </table:table-cell>
          <table:table-cell table:style-name="ce3" office:value-type="float" office:value="0.000000000000435429470257986" calcext:value-type="float">
            <text:p>4.35429470257986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94258001165931" calcext:value-type="float">
            <text:p>0.9425800117</text:p>
          </table:table-cell>
          <table:table-cell/>
          <table:table-cell table:style-name="ce4" table:formula="of:=[.F26]" office:value-type="float" office:value="0.942580012046386" calcext:value-type="float">
            <text:p>0.942580012</text:p>
          </table:table-cell>
          <table:table-cell/>
          <table:table-cell table:formula="of:=[.M38]/[.O38]" office:value-type="float" office:value="0.999999999589344" calcext:value-type="float">
            <text:p>0.9999999996</text:p>
          </table:table-cell>
          <table:table-cell table:formula="of:=[.M38]-[.O38]" office:value-type="float" office:value="-0.000000000387076037888789" calcext:value-type="float">
            <text:p>-3.87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113686837721616" calcext:value-type="float">
            <text:p>-1.1368683772161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1" calcext:value-type="float">
            <text:p>15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868.978006945792" calcext:value-type="float">
            <text:p>868.978006945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868.978006945792" calcext:value-type="float">
            <text:p>-8.69E+002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 office:value-type="float" office:value="3133.43346472173" calcext:value-type="float">
            <text:p>3133.43346472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3133.43346472173" calcext:value-type="float">
            <text:p>3133.433464721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3133.43346472173" calcext:value-type="float">
            <text:p>-3.13E+003</text:p>
          </table:table-cell>
          <table:table-cell/>
          <table:table-cell table:style-name="ce3" table:formula="of:=SQRT([.D45]*[.D45]+[.D46]*[.D46]+[.D47]*[.D47])" office:value-type="float" office:value="3483.03808524901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3483.03808524902" calcext:value-type="float">
            <text:p>3483.038085249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1248.20921679888" calcext:value-type="float">
            <text:p>1248.209216798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1248.20921679888" calcext:value-type="float">
            <text:p>-1.25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.44089209850063E-016" calcext:value-type="float">
            <text:p>4.44089209850063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656205136843661" calcext:value-type="float">
            <text:p>0.6562051368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656205136843661" calcext:value-type="float">
            <text:p>-6.56E-001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4.44089209850063E-016" calcext:value-type="float">
            <text:p>-4.44089209850063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2.36619928130873" calcext:value-type="float">
            <text:p>2.366199281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2.36619928130873" calcext:value-type="float">
            <text:p>-2.37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2.63020176010633" calcext:value-type="float">
            <text:p>2.630201760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6" calcext:value-type="float">
            <text:p>0.9425800117</text:p>
          </table:table-cell>
          <table:table-cell/>
          <table:table-cell table:style-name="ce3" office:value-type="float" office:value="0.942580011659745" calcext:value-type="float">
            <text:p>0.94258001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.33066907387547E-016" calcext:value-type="float">
            <text:p>3.33066907387547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942580011659745" calcext:value-type="float">
            <text:p>0.9425800117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942580011659745" calcext:value-type="float">
            <text:p>-9.43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85265128291212" calcext:value-type="float">
            <text:p>-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8.978006945792" calcext:value-type="float">
            <text:p>868.9780069458</text:p>
          </table:table-cell>
          <table:table-cell/>
          <table:table-cell table:style-name="ce4" table:formula="of:=[.F33]" office:value-type="float" office:value="868.978006945811" calcext:value-type="float">
            <text:p>868.9780069458</text:p>
          </table:table-cell>
          <table:table-cell/>
          <table:table-cell table:formula="of:=[.M57]/[.O57]" office:value-type="float" office:value="0.999999999999978" calcext:value-type="float">
            <text:p>1</text:p>
          </table:table-cell>
          <table:table-cell table:formula="of:=[.M57]-[.O57]" office:value-type="float" office:value="-0.0000000000189857018995099" calcext:value-type="float">
            <text:p>-1.9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3.43346472173" calcext:value-type="float">
            <text:p>3133.4334647217</text:p>
          </table:table-cell>
          <table:table-cell/>
          <table:table-cell table:style-name="ce4" table:formula="of:=[.F34]" office:value-type="float" office:value="3133.43346472179" calcext:value-type="float">
            <text:p>3133.4334647218</text:p>
          </table:table-cell>
          <table:table-cell/>
          <table:table-cell table:formula="of:=[.M58]/[.O58]" office:value-type="float" office:value="0.999999999999981" calcext:value-type="float">
            <text:p>1</text:p>
          </table:table-cell>
          <table:table-cell table:formula="of:=[.M58]-[.O58]" office:value-type="float" office:value="-0.0000000000600266503170133" calcext:value-type="float">
            <text:p>-6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21679888" calcext:value-type="float">
            <text:p>1248.2092167989</text:p>
          </table:table-cell>
          <table:table-cell/>
          <table:table-cell table:style-name="ce4" table:formula="of:=[.F35]" office:value-type="float" office:value="1248.20921679891" calcext:value-type="float">
            <text:p>1248.2092167989</text:p>
          </table:table-cell>
          <table:table-cell/>
          <table:table-cell table:formula="of:=[.M59]/[.O59]" office:value-type="float" office:value="0.999999999999976" calcext:value-type="float">
            <text:p>1</text:p>
          </table:table-cell>
          <table:table-cell table:formula="of:=[.M59]-[.O59]" office:value-type="float" office:value="-0.0000000000297859514830634" calcext:value-type="float">
            <text:p>-2.98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656205136843661" calcext:value-type="float">
            <text:p>0.6562051368</text:p>
          </table:table-cell>
          <table:table-cell/>
          <table:table-cell table:style-name="ce4" table:formula="of:=[.F36]" office:value-type="float" office:value="0.656205136843356" calcext:value-type="float">
            <text:p>0.6562051368</text:p>
          </table:table-cell>
          <table:table-cell/>
          <table:table-cell table:formula="of:=[.M60]/[.O60]" office:value-type="float" office:value="1.00000000000046" calcext:value-type="float">
            <text:p>1</text:p>
          </table:table-cell>
          <table:table-cell table:formula="of:=[.M60]-[.O60]" office:value-type="float" office:value="0.00000000000030497826486453" calcext:value-type="float">
            <text:p>3.05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36619928130873" calcext:value-type="float">
            <text:p>2.3661992813</text:p>
          </table:table-cell>
          <table:table-cell/>
          <table:table-cell table:style-name="ce4" table:formula="of:=[.F37]" office:value-type="float" office:value="2.36619928130763" calcext:value-type="float">
            <text:p>2.3661992813</text:p>
          </table:table-cell>
          <table:table-cell/>
          <table:table-cell table:formula="of:=[.M61]/[.O61]" office:value-type="float" office:value="1.00000000000047" calcext:value-type="float">
            <text:p>1</text:p>
          </table:table-cell>
          <table:table-cell table:formula="of:=[.M61]-[.O61]" office:value-type="float" office:value="0.00000000000110000897279861" calcext:value-type="float">
            <text:p>1.10E-01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80011659745" calcext:value-type="float">
            <text:p>0.9425800117</text:p>
          </table:table-cell>
          <table:table-cell/>
          <table:table-cell table:style-name="ce4" table:formula="of:=[.F38]" office:value-type="float" office:value="0.94258001165931" calcext:value-type="float">
            <text:p>0.9425800117</text:p>
          </table:table-cell>
          <table:table-cell/>
          <table:table-cell table:formula="of:=[.M62]/[.O62]" office:value-type="float" office:value="1.00000000000046" calcext:value-type="float">
            <text:p>1</text:p>
          </table:table-cell>
          <table:table-cell table:formula="of:=[.M62]-[.O62]" office:value-type="float" office:value="0.000000000000434985381048136" calcext:value-type="float">
            <text:p>4.35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868.978006945792" calcext:value-type="float">
            <text:p>868.9780069458</text:p>
          </table:table-cell>
          <table:table-cell/>
          <table:table-cell table:style-name="ce4" table:formula="of:=[.F21]" office:value-type="float" office:value="868.978006929368" calcext:value-type="float">
            <text:p>868.9780069294</text:p>
          </table:table-cell>
          <table:table-cell/>
          <table:table-cell table:formula="of:=[.M69]/[.O69]" office:value-type="float" office:value="1.0000000000189" calcext:value-type="float">
            <text:p>1</text:p>
          </table:table-cell>
          <table:table-cell table:formula="of:=[.M69]-[.O69]" office:value-type="float" office:value="0.0000000164239963851287" calcext:value-type="float">
            <text:p>1.64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3133.43346472173" calcext:value-type="float">
            <text:p>3133.4334647217</text:p>
          </table:table-cell>
          <table:table-cell/>
          <table:table-cell table:style-name="ce4" table:formula="of:=[.F22]" office:value-type="float" office:value="3133.4334646625" calcext:value-type="float">
            <text:p>3133.4334646625</text:p>
          </table:table-cell>
          <table:table-cell/>
          <table:table-cell table:formula="of:=[.M70]/[.O70]" office:value-type="float" office:value="1.0000000000189" calcext:value-type="float">
            <text:p>1</text:p>
          </table:table-cell>
          <table:table-cell table:formula="of:=[.M70]-[.O70]" office:value-type="float" office:value="0.0000000592303877056111" calcext:value-type="float">
            <text:p>5.92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1248.20921679888" calcext:value-type="float">
            <text:p>1248.2092167989</text:p>
          </table:table-cell>
          <table:table-cell/>
          <table:table-cell table:style-name="ce4" table:formula="of:=[.F23]" office:value-type="float" office:value="1248.20921677529" calcext:value-type="float">
            <text:p>1248.2092167753</text:p>
          </table:table-cell>
          <table:table-cell/>
          <table:table-cell table:formula="of:=[.M71]/[.O71]" office:value-type="float" office:value="1.0000000000189" calcext:value-type="float">
            <text:p>1</text:p>
          </table:table-cell>
          <table:table-cell table:formula="of:=[.M71]-[.O71]" office:value-type="float" office:value="0.0000000235900188272353" calcext:value-type="float">
            <text:p>2.36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656205136843661" calcext:value-type="float">
            <text:p>0.6562051368</text:p>
          </table:table-cell>
          <table:table-cell/>
          <table:table-cell table:style-name="ce4" table:formula="of:=[.F24]" office:value-type="float" office:value="0.656205137112832" calcext:value-type="float">
            <text:p>0.6562051371</text:p>
          </table:table-cell>
          <table:table-cell/>
          <table:table-cell table:formula="of:=[.M72]/[.O72]" office:value-type="float" office:value="0.999999999589807" calcext:value-type="float">
            <text:p>0.9999999996</text:p>
          </table:table-cell>
          <table:table-cell table:formula="of:=[.M72]-[.O72]" office:value-type="float" office:value="-0.000000000269171018807413" calcext:value-type="float">
            <text:p>-2.69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2.36619928130873" calcext:value-type="float">
            <text:p>2.3661992813</text:p>
          </table:table-cell>
          <table:table-cell/>
          <table:table-cell table:style-name="ce4" table:formula="of:=[.F25]" office:value-type="float" office:value="2.36619928227933" calcext:value-type="float">
            <text:p>2.3661992823</text:p>
          </table:table-cell>
          <table:table-cell/>
          <table:table-cell table:formula="of:=[.M73]/[.O73]" office:value-type="float" office:value="0.999999999589806" calcext:value-type="float">
            <text:p>0.9999999996</text:p>
          </table:table-cell>
          <table:table-cell table:formula="of:=[.M73]-[.O73]" office:value-type="float" office:value="-0.000000000970600044780667" calcext:value-type="float">
            <text:p>-9.71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942580011659745" calcext:value-type="float">
            <text:p>0.9425800117</text:p>
          </table:table-cell>
          <table:table-cell/>
          <table:table-cell table:style-name="ce4" table:formula="of:=[.F26]" office:value-type="float" office:value="0.942580012046386" calcext:value-type="float">
            <text:p>0.942580012</text:p>
          </table:table-cell>
          <table:table-cell/>
          <table:table-cell table:formula="of:=[.M74]/[.O74]" office:value-type="float" office:value="0.999999999589805" calcext:value-type="float">
            <text:p>0.9999999996</text:p>
          </table:table-cell>
          <table:table-cell table:formula="of:=[.M74]-[.O74]" office:value-type="float" office:value="-0.000000000386641052507741" calcext:value-type="float">
            <text:p>-3.87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68.978006945792" calcext:value-type="float">
            <text:p>868.9780069458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68.978006945792" calcext:value-type="float">
            <text:p>868.978006945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945634" calcext:value-type="float">
            <text:p>868.978006945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68.978006945634" calcext:value-type="float">
            <text:p>-8.69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133.43346472172" calcext:value-type="float">
            <text:p>3133.4334647217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133.43346472172" calcext:value-type="float">
            <text:p>3133.433464721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472116" calcext:value-type="float">
            <text:p>3133.43346472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133.43346472116" calcext:value-type="float">
            <text:p>-3.13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48.20921679888" calcext:value-type="float">
            <text:p>1248.2092167989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248.20921679888" calcext:value-type="float">
            <text:p>1248.209216798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79865" calcext:value-type="float">
            <text:p>1248.209216798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248.20921679865" calcext:value-type="float">
            <text:p>-1.25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656205136843661" calcext:value-type="float">
            <text:p>0.6562051368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656205136843661" calcext:value-type="float">
            <text:p>0.656205136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36846254" calcext:value-type="float">
            <text:p>0.656205136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656205136846254" calcext:value-type="float">
            <text:p>-6.5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2.36619928130873" calcext:value-type="float">
            <text:p>2.3661992813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2.36619928130873" calcext:value-type="float">
            <text:p>2.36619928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8131808" calcext:value-type="float">
            <text:p>2.366199281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2.36619928131808" calcext:value-type="float">
            <text:p>-2.37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942580011659747" calcext:value-type="float">
            <text:p>0.9425800117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942580011659747" calcext:value-type="float">
            <text:p>0.942580011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166347" calcext:value-type="float">
            <text:p>0.9425800117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94258001166347" calcext:value-type="float">
            <text:p>-9.4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868.978006945634" calcext:value-type="float">
            <text:p>868.9780069456</text:p>
          </table:table-cell>
          <table:table-cell/>
          <table:table-cell table:style-name="ce3" office:value-type="float" office:value="1.00000000000018" calcext:value-type="float">
            <text:p>1</text:p>
          </table:table-cell>
          <table:table-cell table:style-name="ce3" office:value-type="float" office:value="0.000000000157797330757603" calcext:value-type="float">
            <text:p>1.57797330757603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8.978006945794" calcext:value-type="float">
            <text:p>868.9780069458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868.978006945794" calcext:value-type="float">
            <text:p>-8.69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 office:value-type="float" office:value="3133.43346472116" calcext:value-type="float">
            <text:p>3133.4334647212</text:p>
          </table:table-cell>
          <table:table-cell/>
          <table:table-cell table:style-name="ce3" office:value-type="float" office:value="1.00000000000018" calcext:value-type="float">
            <text:p>1</text:p>
          </table:table-cell>
          <table:table-cell table:style-name="ce3" office:value-type="float" office:value="0.000000000566615199204534" calcext:value-type="float">
            <text:p>5.6661519920453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33.43346472173" calcext:value-type="float">
            <text:p>3133.433464721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3133.43346472173" calcext:value-type="float">
            <text:p>-3.13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1248.20921679865" calcext:value-type="float">
            <text:p>1248.2092167987</text:p>
          </table:table-cell>
          <table:table-cell/>
          <table:table-cell table:style-name="ce3" office:value-type="float" office:value="1.00000000000018" calcext:value-type="float">
            <text:p>1</text:p>
          </table:table-cell>
          <table:table-cell table:style-name="ce3" office:value-type="float" office:value="0.000000000227146301767789" calcext:value-type="float">
            <text:p>2.27146301767789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8.20921679888" calcext:value-type="float">
            <text:p>1248.2092167989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1248.20921679888" calcext:value-type="float">
            <text:p>-1.25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0.656205136846254" calcext:value-type="float">
            <text:p>0.6562051368</text:p>
          </table:table-cell>
          <table:table-cell/>
          <table:table-cell table:style-name="ce3" office:value-type="float" office:value="0.999999999996048" calcext:value-type="float">
            <text:p>1</text:p>
          </table:table-cell>
          <table:table-cell table:style-name="ce3" office:value-type="float" office:value="-0.00000000000259303689631452" calcext:value-type="float">
            <text:p>-2.59303689631452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656205136843616" calcext:value-type="float">
            <text:p>0.6562051368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656205136843616" calcext:value-type="float">
            <text:p>-6.5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2.36619928131808" calcext:value-type="float">
            <text:p>2.3661992813</text:p>
          </table:table-cell>
          <table:table-cell/>
          <table:table-cell table:style-name="ce3" office:value-type="float" office:value="0.999999999996048" calcext:value-type="float">
            <text:p>1</text:p>
          </table:table-cell>
          <table:table-cell table:style-name="ce3" office:value-type="float" office:value="-0.00000000000935118649181277" calcext:value-type="float">
            <text:p>-9.3511864918127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36619928130857" calcext:value-type="float">
            <text:p>2.366199281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2.36619928130857" calcext:value-type="float">
            <text:p>-2.37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7" calcext:value-type="float">
            <text:p>0.9425800117</text:p>
          </table:table-cell>
          <table:table-cell/>
          <table:table-cell table:style-name="ce3" office:value-type="float" office:value="0.94258001166347" calcext:value-type="float">
            <text:p>0.9425800117</text:p>
          </table:table-cell>
          <table:table-cell/>
          <table:table-cell table:style-name="ce3" office:value-type="float" office:value="0.999999999996049" calcext:value-type="float">
            <text:p>1</text:p>
          </table:table-cell>
          <table:table-cell table:style-name="ce3" office:value-type="float" office:value="-0.00000000000372368802459278" calcext:value-type="float">
            <text:p>-3.72368802459278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942580011659681" calcext:value-type="float">
            <text:p>0.9425800117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942580011659681" calcext:value-type="float">
            <text:p>-9.4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7105427357601" calcext:value-type="float">
            <text:p>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 office:value-type="float" office:value="868.978006945794" calcext:value-type="float">
            <text:p>868.9780069458</text:p>
          </table:table-cell>
          <table:table-cell/>
          <table:table-cell table:style-name="ce3" office:value-type="float" office:value="0.999999999999997" calcext:value-type="float">
            <text:p>1</text:p>
          </table:table-cell>
          <table:table-cell table:style-name="ce3" office:value-type="float" office:value="-0.00000000000261479726759717" calcext:value-type="float">
            <text:p>-2.61479726759717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868.978006945794" calcext:value-type="float">
            <text:p>868.9780069458</text:p>
          </table:table-cell>
          <table:table-cell/>
          <table:table-cell table:style-name="ce4" table:formula="of:=[.F21]" office:value-type="float" office:value="868.978006945634" calcext:value-type="float">
            <text:p>868.9780069456</text:p>
          </table:table-cell>
          <table:table-cell/>
          <table:table-cell table:formula="of:=[.M33]/[.O33]" office:value-type="float" office:value="1.00000000000018" calcext:value-type="float">
            <text:p>1</text:p>
          </table:table-cell>
          <table:table-cell table:formula="of:=[.M33]-[.O33]" office:value-type="float" office:value="0.000000000160071067512035" calcext:value-type="float">
            <text:p>1.6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 office:value-type="float" office:value="3133.43346472173" calcext:value-type="float">
            <text:p>3133.4334647217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3133.43346472173" calcext:value-type="float">
            <text:p>3133.4334647217</text:p>
          </table:table-cell>
          <table:table-cell/>
          <table:table-cell table:style-name="ce4" table:formula="of:=[.F22]" office:value-type="float" office:value="3133.43346472116" calcext:value-type="float">
            <text:p>3133.4334647212</text:p>
          </table:table-cell>
          <table:table-cell/>
          <table:table-cell table:formula="of:=[.M34]/[.O34]" office:value-type="float" office:value="1.00000000000018" calcext:value-type="float">
            <text:p>1</text:p>
          </table:table-cell>
          <table:table-cell table:formula="of:=[.M34]-[.O34]" office:value-type="float" office:value="0.000000000570253178011626" calcext:value-type="float">
            <text:p>5.7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1248.20921679888" calcext:value-type="float">
            <text:p>1248.2092167989</text:p>
          </table:table-cell>
          <table:table-cell/>
          <table:table-cell table:style-name="ce3" office:value-type="float" office:value="0.999999999999996" calcext:value-type="float">
            <text:p>1</text:p>
          </table:table-cell>
          <table:table-cell table:style-name="ce3" office:value-type="float" office:value="-0.00000000000522959453519434" calcext:value-type="float">
            <text:p>-5.2295945351943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1248.20921679888" calcext:value-type="float">
            <text:p>1248.2092167989</text:p>
          </table:table-cell>
          <table:table-cell/>
          <table:table-cell table:style-name="ce4" table:formula="of:=[.F23]" office:value-type="float" office:value="1248.20921679865" calcext:value-type="float">
            <text:p>1248.2092167987</text:p>
          </table:table-cell>
          <table:table-cell/>
          <table:table-cell table:formula="of:=[.M35]/[.O35]" office:value-type="float" office:value="1.00000000000018" calcext:value-type="float">
            <text:p>1</text:p>
          </table:table-cell>
          <table:table-cell table:formula="of:=[.M35]-[.O35]" office:value-type="float" office:value="0.000000000230102159548551" calcext:value-type="float">
            <text:p>2.3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 office:value-type="float" office:value="0.656205136843616" calcext:value-type="float">
            <text:p>0.6562051368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0448530101948563" calcext:value-type="float">
            <text:p>4.48530101948563E-01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656205136843616" calcext:value-type="float">
            <text:p>0.6562051368</text:p>
          </table:table-cell>
          <table:table-cell/>
          <table:table-cell table:style-name="ce4" table:formula="of:=[.F24]" office:value-type="float" office:value="0.656205136846254" calcext:value-type="float">
            <text:p>0.6562051368</text:p>
          </table:table-cell>
          <table:table-cell/>
          <table:table-cell table:formula="of:=[.M36]/[.O36]" office:value-type="float" office:value="0.99999999999598" calcext:value-type="float">
            <text:p>1</text:p>
          </table:table-cell>
          <table:table-cell table:formula="of:=[.M36]-[.O36]" office:value-type="float" office:value="-0.00000000000263800092881183" calcext:value-type="float">
            <text:p>-2.64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 office:value-type="float" office:value="2.36619928130857" calcext:value-type="float">
            <text:p>2.3661992813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163868918434673" calcext:value-type="float">
            <text:p>1.63868918434673E-0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2.36619928130857" calcext:value-type="float">
            <text:p>2.3661992813</text:p>
          </table:table-cell>
          <table:table-cell/>
          <table:table-cell table:style-name="ce4" table:formula="of:=[.F25]" office:value-type="float" office:value="2.36619928131808" calcext:value-type="float">
            <text:p>2.3661992813</text:p>
          </table:table-cell>
          <table:table-cell/>
          <table:table-cell table:formula="of:=[.M37]/[.O37]" office:value-type="float" office:value="0.999999999995981" calcext:value-type="float">
            <text:p>1</text:p>
          </table:table-cell>
          <table:table-cell table:formula="of:=[.M37]-[.O37]" office:value-type="float" office:value="-0.00000000000950972633972924" calcext:value-type="float">
            <text:p>-9.51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7" calcext:value-type="float">
            <text:p>0.9425800117</text:p>
          </table:table-cell>
          <table:table-cell/>
          <table:table-cell table:style-name="ce3" office:value-type="float" office:value="0.942580011659681" calcext:value-type="float">
            <text:p>0.9425800117</text:p>
          </table:table-cell>
          <table:table-cell/>
          <table:table-cell table:style-name="ce3" office:value-type="float" office:value="1.00000000000007" calcext:value-type="float">
            <text:p>1</text:p>
          </table:table-cell>
          <table:table-cell table:style-name="ce3" office:value-type="float" office:value="0.0000000000000660582699651968" calcext:value-type="float">
            <text:p>6.60582699651968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942580011659681" calcext:value-type="float">
            <text:p>0.9425800117</text:p>
          </table:table-cell>
          <table:table-cell/>
          <table:table-cell table:style-name="ce4" table:formula="of:=[.F26]" office:value-type="float" office:value="0.94258001166347" calcext:value-type="float">
            <text:p>0.9425800117</text:p>
          </table:table-cell>
          <table:table-cell/>
          <table:table-cell table:formula="of:=[.M38]/[.O38]" office:value-type="float" office:value="0.99999999999598" calcext:value-type="float">
            <text:p>1</text:p>
          </table:table-cell>
          <table:table-cell table:formula="of:=[.M38]-[.O38]" office:value-type="float" office:value="-0.00000000000378896913844073" calcext:value-type="float">
            <text:p>-3.79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68.978006945792" calcext:value-type="float">
            <text:p>868.97800694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133.43346472172" calcext:value-type="float">
            <text:p>3133.43346472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248.20921679888" calcext:value-type="float">
            <text:p>1248.209216798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656205136843661" calcext:value-type="float">
            <text:p>0.656205136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2.36619928130873" calcext:value-type="float">
            <text:p>2.366199281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942580011659747" calcext:value-type="float">
            <text:p>0.942580011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868.978006945794" calcext:value-type="float">
            <text:p>868.9780069458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868.978006945794" calcext:value-type="float">
            <text:p>-8.69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3133.43346472173" calcext:value-type="float">
            <text:p>3133.4334647217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3133.43346472173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1248.20921679888" calcext:value-type="float">
            <text:p>1248.2092167989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1248.20921679888" calcext:value-type="float">
            <text:p>-1.2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656205136843616" calcext:value-type="float">
            <text:p>0.6562051368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0.656205136843616" calcext:value-type="float">
            <text:p>-6.5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2.36619928130857" calcext:value-type="float">
            <text:p>2.3661992813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2.36619928130857" calcext:value-type="float">
            <text:p>-2.3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942580011659681" calcext:value-type="float">
            <text:p>0.9425800117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0.942580011659681" calcext:value-type="float">
            <text:p>-9.4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68.978006945634" calcext:value-type="float">
            <text:p>868.978006945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68.978006945634" calcext:value-type="float">
            <text:p>-8.69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133.43346472116" calcext:value-type="float">
            <text:p>3133.433464721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133.43346472116" calcext:value-type="float">
            <text:p>-3.13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248.20921679865" calcext:value-type="float">
            <text:p>1248.209216798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248.20921679865" calcext:value-type="float">
            <text:p>-1.25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656205136846254" calcext:value-type="float">
            <text:p>0.656205136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0.656205136846254" calcext:value-type="float">
            <text:p>-6.5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2.36619928131808" calcext:value-type="float">
            <text:p>2.366199281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2.36619928131808" calcext:value-type="float">
            <text:p>-2.37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94258001166347" calcext:value-type="float">
            <text:p>0.9425800117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94258001166347" calcext:value-type="float">
            <text:p>-9.4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7:53:50.363564429</dc:date>
    <dc:creator>Stacha Petrovic</dc:creator>
    <meta:editing-duration>P31DT20H2M36S</meta:editing-duration>
    <meta:editing-cycles>857</meta:editing-cycles>
    <meta:document-statistic meta:table-count="8" meta:cell-count="2907" meta:object-count="0"/>
    <meta:user-defined meta:name="qrichtext">1</meta:user-defined>
  </office:meta>
</office:document-meta>
</file>